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71C01445F649193C.png" manifest:media-type="image/png"/>
  <manifest:file-entry manifest:full-path="Pictures/100000000000055600000300344E34CC0C2E7810.png" manifest:media-type="image/png"/>
  <manifest:file-entry manifest:full-path="Pictures/1000000000000556000003004B454DDED9D86BBE.png" manifest:media-type="image/png"/>
  <manifest:file-entry manifest:full-path="Pictures/100000000000055600000300B4EC72CB2362841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ce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width="30.27cm" svg:height="17.018cm" draw:z-index="0"><draw:image xlink:href="Pictures/10000000000005560000030071C01445F649193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2" text:anchor-type="char" svg:width="30.27cm" svg:height="17.018cm" draw:z-index="1"><draw:image xlink:href="Pictures/100000000000055600000300344E34CC0C2E78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width="30.27cm" svg:height="17.018cm" draw:z-index="2"><draw:image xlink:href="Pictures/1000000000000556000003004B454DDED9D86B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4" text:anchor-type="char" svg:width="30.27cm" svg:height="17.018cm" draw:z-index="3"><draw:image xlink:href="Pictures/100000000000055600000300B4EC72CB236284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6T01:08:04.256000000</meta:creation-date>
    <dc:date>2021-08-26T01:22:27.583000000</dc:date>
    <meta:editing-duration>PT4M13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